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solid" draw:stroke-dash="Dashed_20__28_var_29_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39cm"/>
    </style:style>
    <style:style style:name="gr13" style:family="graphic" style:parent-style-name="standard">
      <style:graphic-properties draw:stroke="none" svg:stroke-color="#000000" draw:fill="none" draw:fill-color="#ffffff" fo:min-height="1.6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id="id1">
          <draw:ellipse draw:style-name="gr1" draw:text-style-name="P2" draw:layer="layout" svg:width="3.5cm" svg:height="4cm" svg:x="7.5cm" svg:y="6.5cm">
            <text:p text:style-name="P1"><text:span text:style-name="T1">State 0</text:span></text:p>
            <text:p text:style-name="P1"><text:span text:style-name="T1"/></text:p>
            <text:p text:style-name="P1"><text:span text:style-name="T1">Initialisierung</text:span></text:p>
            <text:p text:style-name="P1"><text:span text:style-name="T1">der Variablen</text:span></text:p>
          </draw:ellipse>
          <draw:line draw:style-name="gr2" draw:text-style-name="P1" draw:layer="layout" svg:x1="8cm" svg:y1="8.347cm" svg:x2="10.5cm" svg:y2="8.347cm">
            <text:p/>
          </draw:line>
        </draw:g>
        <draw:g draw:id="id2">
          <draw:ellipse draw:style-name="gr1" draw:text-style-name="P2" draw:layer="layout" svg:width="3.5cm" svg:height="4cm" svg:x="3cm" svg:y="11cm">
            <text:p text:style-name="P1"><text:span text:style-name="T1">State 1</text:span></text:p>
            <text:p text:style-name="P1"><text:span text:style-name="T1"/></text:p>
            <text:p text:style-name="P1"><text:span text:style-name="T1">Empfange Funk</text:span></text:p>
            <text:p text:style-name="P1"><text:span text:style-name="T1">und leite weiter</text:span></text:p>
            <text:p text:style-name="P1"><text:span text:style-name="T1">an Rechner</text:span></text:p>
          </draw:ellipse>
          <draw:line draw:style-name="gr2" draw:text-style-name="P1" draw:layer="layout" svg:x1="3.5cm" svg:y1="12.5cm" svg:x2="6cm" svg:y2="12.5cm">
            <text:p/>
          </draw:line>
        </draw:g>
        <draw:g draw:id="id3">
          <draw:ellipse draw:style-name="gr1" draw:text-style-name="P2" draw:layer="layout" svg:width="3.5cm" svg:height="4cm" svg:x="12cm" svg:y="11cm">
            <text:p text:style-name="P1"><text:span text:style-name="T1">State 2</text:span></text:p>
            <text:p text:style-name="P1"><text:span text:style-name="T1"/></text:p>
            <text:p text:style-name="P1"><text:span text:style-name="T1">Erhalte zu über-</text:span></text:p>
            <text:p text:style-name="P1"><text:span text:style-name="T1">mittelnde Daten</text:span></text:p>
            <text:p text:style-name="P1"><text:span text:style-name="T1">von Rechner</text:span></text:p>
          </draw:ellipse>
          <draw:line draw:style-name="gr2" draw:text-style-name="P1" draw:layer="layout" svg:x1="12.5cm" svg:y1="12.5cm" svg:x2="15cm" svg:y2="12.5cm">
            <text:p/>
          </draw:line>
        </draw:g>
        <draw:g draw:id="id4">
          <draw:ellipse draw:style-name="gr1" draw:text-style-name="P2" draw:layer="layout" svg:width="3.5cm" svg:height="4cm" svg:x="7.5cm" svg:y="15cm">
            <text:p text:style-name="P1"><text:span text:style-name="T1"/></text:p>
            <text:p text:style-name="P1"><text:span text:style-name="T1">State 3</text:span></text:p>
            <text:p text:style-name="P1"><text:span text:style-name="T1"/></text:p>
            <text:p text:style-name="P1"><text:span text:style-name="T1">Sende Nachricht </text:span></text:p>
            <text:p text:style-name="P1"><text:span text:style-name="T1">an Gondel</text:span></text:p>
          </draw:ellipse>
          <draw:line draw:style-name="gr2" draw:text-style-name="P1" draw:layer="layout" svg:x1="8cm" svg:y1="17cm" svg:x2="10.5cm" svg:y2="17cm">
            <text:p/>
          </draw:line>
        </draw:g>
        <draw:connector draw:style-name="gr3" draw:text-style-name="P1" draw:layer="layout" draw:type="curve" svg:x1="7.5cm" svg:y1="8.5cm" svg:x2="4.75cm" svg:y2="11cm" draw:start-shape="id1" draw:start-glue-point="3" draw:end-shape="id2" draw:end-glue-point="0" svg:d="m7500 8500c-1834 0-2750 833-2750 2500">
          <text:p/>
        </draw:connector>
        <draw:connector draw:style-name="gr3" draw:text-style-name="P1" draw:layer="layout" svg:x1="6.5cm" svg:y1="13cm" svg:x2="12cm" svg:y2="13cm" svg:d="m6500 13000h5500">
          <text:p/>
        </draw:connector>
        <draw:connector draw:style-name="gr3" draw:text-style-name="P1" draw:layer="layout" draw:type="curve" svg:x1="13.75cm" svg:y1="15cm" svg:x2="11cm" svg:y2="17cm" draw:start-shape="id3" draw:start-glue-point="2" draw:end-shape="id4" draw:end-glue-point="1" svg:d="m13750 15000c0 1334-916 2000-2750 2000">
          <text:p/>
        </draw:connector>
        <draw:connector draw:style-name="gr3" draw:text-style-name="P1" draw:layer="layout" draw:type="curve" svg:x1="7.5cm" svg:y1="17cm" svg:x2="4.75cm" svg:y2="15cm" draw:start-shape="id4" draw:start-glue-point="3" draw:end-shape="id2" draw:end-glue-point="2" svg:d="m7500 17000c-1834 0-2750-666-2750-2000">
          <text:p/>
        </draw:connector>
        <draw:frame draw:style-name="gr4" draw:text-style-name="P3" draw:layer="layout" svg:width="4cm" svg:height="1.418cm" svg:x="7.5cm" svg:y="11.582cm">
          <draw:text-box>
            <text:p text:style-name="P3">Bei eintreffender Nachricht vom Computer</text:p>
          </draw:text-box>
        </draw:frame>
        <draw:frame draw:style-name="gr4" draw:text-style-name="P3" draw:layer="layout" svg:width="4cm" svg:height="1.418cm" svg:x="2.5cm" svg:y="16.5cm">
          <draw:text-box>
            <text:p text:style-name="P3">Nach korrektem Ablauf des Funkverkehrs</text:p>
          </draw:text-box>
        </draw:frame>
        <draw:rect draw:style-name="gr5" draw:text-style-name="P1" draw:layer="layout" svg:width="14.5cm" svg:height="13.5cm" svg:x="2cm" svg:y="6cm">
          <text:p/>
        </draw:rect>
        <draw:frame draw:style-name="gr6" draw:layer="layout" svg:width="14cm" svg:height="1.25cm" svg:x="2cm" svg:y="5cm">
          <draw:text-box>
            <text:p>Darstellung der Bodenstation als State Machine</text:p>
          </draw:text-box>
        </draw:frame>
      </draw:page>
      <draw:page draw:name="page2" draw:style-name="dp1" draw:master-page-name="Standard">
        <draw:custom-shape draw:style-name="gr7" draw:text-style-name="P2" draw:id="id7" draw:layer="layout" svg:width="2.5cm" svg:height="2.5cm" svg:x="9cm" svg:y="4.5cm">
          <text:p text:style-name="P2"><text:span text:style-name="T1">Gon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5">
          <draw:frame draw:style-name="gr4" draw:text-style-name="P4" draw:layer="layout" svg:width="3.5cm" svg:height="0.75cm" svg:x="4cm" svg:y="9.544cm">
            <draw:text-box>
              <text:p text:style-name="P4"><text:span text:style-name="T1">Bodenstationen</text:span></text:p>
            </draw:text-box>
          </draw:frame>
          <draw:custom-shape draw:style-name="gr8" draw:text-style-name="P2" draw:layer="layout" svg:width="1cm" svg:height="1cm" svg:x="5.32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cm" svg:height="1cm" svg:x="4.541cm" svg:y="10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cm" svg:height="1cm" svg:x="6.191cm" svg:y="10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" draw:text-style-name="P2" draw:id="id6" draw:layer="layout" svg:width="3.5cm" svg:height="2cm" svg:x="10.5cm" svg:y="11cm">
          <text:p text:style-name="P2">Basisstation</text:p>
        </draw:rect>
        <draw:connector draw:style-name="gr9" draw:text-style-name="P2" draw:layer="layout" draw:type="curve" svg:x1="5.75cm" svg:y1="11.237cm" svg:x2="10.5cm" svg:y2="12cm" draw:start-shape="id5" draw:start-glue-point="2" draw:end-shape="id6" draw:end-glue-point="3" svg:d="m5750 11237c0 509 1583 763 4750 763">
          <text:p/>
        </draw:connector>
        <draw:connector draw:style-name="gr9" draw:text-style-name="P2" draw:layer="layout" draw:type="curve" svg:x1="10.25cm" svg:y1="7cm" svg:x2="12.25cm" svg:y2="11cm" draw:start-shape="id7" draw:start-glue-point="8" draw:end-shape="id6" draw:end-glue-point="0" svg:d="m10250 7000c0 3000 2000 1000 2000 4000">
          <text:p/>
        </draw:connector>
        <draw:connector draw:style-name="gr10" draw:text-style-name="P2" draw:layer="layout" draw:type="curve" svg:x1="14cm" svg:y1="12cm" svg:x2="11.5cm" svg:y2="5.75cm" draw:start-shape="id6" draw:start-glue-point="1" draw:end-shape="id7" draw:end-glue-point="10" svg:d="m14000 12000c751 0 2001-6250-2500-6250">
          <text:p/>
        </draw:connector>
        <draw:connector draw:style-name="gr11" draw:text-style-name="P2" draw:layer="layout" draw:type="curve" svg:x1="9cm" svg:y1="5.75cm" svg:x2="5.75cm" svg:y2="8.5cm" draw:start-shape="id7" draw:start-glue-point="6" draw:end-shape="id5" draw:end-glue-point="0" svg:d="m9000 5750c-2167 0-3250 916-3250 2750">
          <text:p/>
        </draw:connector>
        <draw:frame draw:style-name="gr12" draw:text-style-name="P3" draw:layer="layout" svg:width="4cm" svg:height="0.64cm" svg:x="12.5cm" svg:y="5.36cm">
          <draw:text-box>
            <text:p text:style-name="P3"><text:span text:style-name="T2">Wegpunktkoordinaten</text:span></text:p>
          </draw:text-box>
        </draw:frame>
        <draw:frame draw:style-name="gr13" draw:text-style-name="P3" draw:layer="layout" svg:width="4cm" svg:height="1.918cm" svg:x="10.5cm" svg:y="7.5cm">
          <draw:text-box>
            <text:p text:style-name="P3"><text:span text:style-name="T2">Signal bei Erzeugen des Ultraschallsignals links/rechts</text:span></text:p>
          </draw:text-box>
        </draw:frame>
        <draw:frame draw:style-name="gr14" draw:text-style-name="P3" draw:layer="layout" svg:width="2.949cm" svg:height="0.64cm" svg:x="6.051cm" svg:y="12cm">
          <draw:text-box>
            <text:p text:style-name="P4"><text:span text:style-name="T3">Δt Zeitmessung</text:span></text:p>
          </draw:text-box>
        </draw:frame>
        <draw:frame draw:style-name="gr14" draw:text-style-name="P3" draw:layer="layout" svg:width="4.422cm" svg:height="0.64cm" svg:x="3.578cm" svg:y="5.36cm">
          <draw:text-box>
            <text:p text:style-name="P4"><text:span text:style-name="T2">Infrarot/Ultraschall Signal</text:span></text:p>
          </draw:text-box>
        </draw:frame>
        <draw:rect draw:style-name="gr15" draw:text-style-name="P2" draw:layer="layout" svg:width="13cm" svg:height="9.5cm" svg:x="3.5cm" svg:y="4cm">
          <text:p/>
        </draw:rect>
        <draw:frame draw:style-name="gr16" draw:text-style-name="P4" draw:layer="layout" svg:width="11.5cm" svg:height="0.963cm" svg:x="3.5cm" svg:y="3cm">
          <draw:text-box>
            <text:p>Kommunikationskonzept: Funkverkeh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Eden</meta:initial-creator>
    <meta:creation-date>2014-06-01T20:14:02.74</meta:creation-date>
    <dc:date>2014-06-01T21:34:24.53</dc:date>
    <dc:creator>Tobias Eden</dc:creator>
    <meta:editing-duration>PT01H05M09S</meta:editing-duration>
    <meta:editing-cycles>4</meta:editing-cycles>
    <meta:generator>OpenOffice.org/3.2$Win32 OpenOffice.org_project/320m18$Build-9502</meta:generator>
    <meta:document-statistic meta:object-count="37"/>
  </office:meta>
</office:document-meta>
</file>